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d3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9.99978400000pt" svg:height="100.00000000000pt"/>
          <draw:ellipse draw:style-name="gr3" draw:id="shape3" draw:name="path194" draw:layer="" svg:width="311.88580800000pt" svg:height="311.88579200000pt" draw:transform="matrix(0.19936013000 0.00000000000 0.00000000000 0.19936013000 43.91125087929pt 18.91120091180pt)" draw:kind="full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1:22</dc:date>
    <meta:creation-date>2011-05-22T06:11:19</meta:creation-date>
    <dc:creator>Yue Liu</dc:creator>
  </office:meta>
</office:document-meta>
</file>